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000000" draw:textarea-vertical-align="middle"/>
    </style:style>
    <style:style style:name="P1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4.591cm" svg:height="4.364cm" draw:transform="skewX (0.315904594610974) rotate (0.943350460702935) translate (0.704106401296493cm 3.80740657082369cm)" svg:viewBox="0 0 4592 4365" draw:points="0,0 4591,1 4592,4365">
          <text:p/>
        </draw:polygon>
        <draw:polygon draw:style-name="gr1" draw:text-style-name="P1" draw:layer="layout" svg:width="4.592cm" svg:height="4.364cm" draw:transform="skewX (-0.316079127536173) rotate (2.19824219288686) translate (3.33143788543458cm 9.65359409464552cm)" svg:viewBox="0 0 4593 4365" draw:points="4593,0 1,1 0,436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1:40:03.392615093</meta:creation-date>
    <dc:date>2018-08-14T12:59:15.083657078</dc:date>
    <meta:editing-duration>PT48M32S</meta:editing-duration>
    <meta:editing-cycles>3</meta:editing-cycles>
    <meta:generator>LibreOffice/6.0.4.2$MacOSX_X86_64 LibreOffice_project/9b0d9b32d5dcda91d2f1a96dc04c645c450872bf</meta:generator>
    <meta:document-statistic meta:object-count="2"/>
  </office:meta>
</office:document-meta>
</file>